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114.56mm"/>
    </style:style>
    <style:style style:name="co21" style:family="table-column">
      <style:table-column-properties fo:break-before="auto" style:column-width="7.78mm"/>
    </style:style>
    <style:style style:name="co22" style:family="table-column">
      <style:table-column-properties fo:break-before="auto" style:column-width="34.63mm"/>
    </style:style>
    <style:style style:name="co23" style:family="table-column">
      <style:table-column-properties fo:break-before="auto" style:column-width="113.21mm"/>
    </style:style>
    <style:style style:name="co24" style:family="table-column">
      <style:table-column-properties fo:break-before="auto" style:column-width="46.28mm"/>
    </style:style>
    <style:style style:name="co25" style:family="table-column">
      <style:table-column-properties fo:break-before="auto" style:column-width="8.55mm"/>
    </style:style>
    <style:style style:name="co26" style:family="table-column">
      <style:table-column-properties fo:break-before="auto" style:column-width="44.93mm"/>
    </style:style>
    <style:style style:name="co27" style:family="table-column">
      <style:table-column-properties fo:break-before="auto" style:column-width="257.3mm"/>
    </style:style>
    <style:style style:name="co28" style:family="table-column">
      <style:table-column-properties fo:break-before="auto" style:column-width="45.07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32.09mm"/>
    </style:style>
    <style:style style:name="co31" style:family="table-column">
      <style:table-column-properties fo:break-before="auto" style:column-width="112.43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Arial"/>
    </style:style>
    <style:style style:name="ce15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99"/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2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, </text:p>
          </table:table-cell>
          <table:table-cell table:style-name="Default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 table:number-columns-repeated="2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5"/>
          <table:table-cell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1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12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junta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ocal2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vocal3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Hato</text:p>
          </table:table-cell>
          <table:table-cell/>
          <table:table-cell table:style-name="Default"/>
          <table:table-cell table:style-name="ce3" office:value-type="string" calcext:value-type="string">
            <text:p>tb_tip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/>
          <table:table-cell table:style-name="Default"/>
          <table:table-cell table:style-name="ce3" office:value-type="string" calcext:value-type="string">
            <text:p>tb_Hato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HatoActividad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ovillaspregnada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dsocio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toros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ipo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0" office:value-type="string" calcext:value-type="string">
            <text:p>vacas</text:p>
          </table:table-cell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ersona</text:p>
          </table:table-cell>
          <table:table-cell/>
          <table:table-cell table:style-name="Default"/>
          <table:table-cell table:style-name="ce3" office:value-type="string" calcext:value-type="string">
            <text:p>tbsociodireccion</text:p>
          </table:table-cell>
          <table:table-cell table:number-columns-repeated="2"/>
          <table:table-cell table:style-name="ce3" office:value-type="string" calcext:value-type="string">
            <text:p>tbsocioestado</text:p>
          </table:table-cell>
          <table:table-cell table:number-columns-repeated="2"/>
          <table:table-cell table:style-name="ce3" office:value-type="string" calcext:value-type="string">
            <text:p>tbsoci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io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ocioestado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ocioid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ocio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ocioestadodetal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ociocedul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ociocanton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socionombr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ociodistrito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ocioprimerapellido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ociopueblo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sociosegundoapellido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/>
          <table:table-cell table:style-name="ce13"/>
          <table:table-cell table:style-name="ce14"/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sociotelefono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telmovil</text:p>
          </table:table-cell>
          <table:table-cell/>
          <table:table-cell table:style-name="Default"/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sociocorreo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16" office:value-type="string" calcext:value-type="string">
            <text:p>tipoactividadid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style-name="ce16" table:formula="of:=[Tablas.I76]" office:value-type="string" office:string-value="fincatipoid" calcext:value-type="string">
            <text:p>fincatipoid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style-name="ce16" office:value-type="string" calcext:value-type="string">
            <text:p>sociofechaingreso</text:p>
          </table:table-cell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finca</text:p>
          </table:table-cell>
          <table:table-cell table:style-name="Default" table:number-columns-repeated="2"/>
          <table:table-cell table:style-name="ce3" office:value-type="string" calcext:value-type="string">
            <text:p>tbfincadireccion</text:p>
          </table:table-cell>
          <table:table-cell table:number-columns-repeated="2"/>
          <table:table-cell table:style-name="ce3" office:value-type="string" calcext:value-type="string">
            <text:p>tbfincatipo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6" table:formula="of:=[Tablas.I65]" office:value-type="string" office:string-value="socioestadoid" calcext:value-type="string">
            <text:p>socioestadoid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incaid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fincatipoid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incaprovinci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fincatiponombr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incacanton</text:p>
          </table:table-cell>
          <table:table-cell/>
          <table:table-cell table:style-name="ce1"/>
          <table:table-cell table:style-name="ce5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incadistrit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incapueblo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incaexacta</text:p>
          </table:table-cell>
          <table:table-cell table:number-columns-repeated="6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8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0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1"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ce19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1"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ce19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20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Inserta un nuevo soci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20"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office:value-type="string" calcext:value-type="string">
            <text:p>WHERE socioid =idnuevo</text:p>
          </table:table-cell>
          <table:table-cell office:value-type="string" calcext:value-type="string">
            <text:p>Modifica el socio insertad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delete</text:p>
          </table:table-cell>
          <table:table-cell table:style-name="ce20"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Eliminar un socio</text:p>
          </table:table-cell>
        </table:table-row>
        <table:table-row table:style-name="ro2">
          <table:table-cell/>
          <table:table-cell table:style-name="ce20"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5]; [Tablas.A1];[Tablas.L66] ;[Tablas.A1]; [Tablas.L67];[Tablas.A1]; [Tablas.L68]; [Tablas.A1];[Tablas.L69]; [Tablas.A1];[Tablas.L70];[Tablas.A1]; [Tablas.L71];[Tablas.A1]; 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/>
          <table:table-cell office:value-type="string" calcext:value-type="string">
            <text:p>Seleccionar todos los socios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20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Insert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update</text:p>
          </table:table-cell>
          <table:table-cell table:style-name="ce20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Actualiz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delete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Eliminar una direccion de un socio</text:p>
          </table:table-cell>
        </table:table-row>
        <table:table-row table:style-name="ro2">
          <table:table-cell/>
          <table:table-cell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/>
          <table:table-cell office:value-type="string" calcext:value-type="string">
            <text:p>Seleccionar todos los socios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number-columns-repeated="3"/>
          <table:table-cell table:style-name="ce20"/>
          <table:table-cell/>
          <table:table-cell table:style-name="Default"/>
        </table:table-row>
        <table:table-row table:style-name="ro2">
          <table:table-cell table:number-columns-repeated="6"/>
        </table:table-row>
      </table:table>
      <table:table table:name="finca" table:style-name="ta1"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style-name="ce20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style-name="ce20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style-name="ce20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2"/>
        </table:table-row>
      </table:table>
      <table:table table:name="sociodestadoetalle" table:style-name="ta1">
        <table:table-column table:style-name="co12" table:number-columns-repeated="2" table:default-cell-style-name="Default"/>
        <table:table-row table:style-name="ro2" table:number-rows-repeated="7">
          <table:table-cell table:number-columns-repeated="2"/>
        </table:table-row>
        <table:table-row table:style-name="ro2">
          <table:table-cell/>
          <table:table-cell office:value-type="string" calcext:value-type="string">
            <text:p>socioestadoid`, `socioestadodet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1:36:05.685541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02T12:54:14.800540849</dc:date>
    <meta:editing-duration>PT23H59M16S</meta:editing-duration>
    <meta:editing-cycles>27</meta:editing-cycles>
    <meta:generator>LibreOffice/5.1.4.2$Linux_X86_64 LibreOffice_project/10m0$Build-2</meta:generator>
    <meta:document-statistic meta:table-count="7" meta:cell-count="320" meta:object-count="0"/>
  </office:meta>
</office:document-meta>
</file>